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76.0pt"/>
    </style:style>
    <style:style style:name="co2" style:family="table-column">
      <style:table-column-properties fo:break-before="auto" style:column-width="334.5pt"/>
    </style:style>
    <style:style style:name="co3" style:family="table-column">
      <style:table-column-properties fo:break-before="auto" style:column-width="254.25pt"/>
    </style:style>
    <style:style style:name="co4" style:family="table-column">
      <style:table-column-properties fo:break-before="auto" style:column-width="166.5pt"/>
    </style:style>
    <style:style style:name="co5" style:family="table-column">
      <style:table-column-properties fo:break-before="auto" style:column-width="170.25pt"/>
    </style:style>
    <style:style style:name="co6" style:family="table-column">
      <style:table-column-properties fo:break-before="auto" style:column-width="261.0pt"/>
    </style:style>
    <style:style style:name="co7" style:family="table-column">
      <style:table-column-properties fo:break-before="auto" style:column-width="267.0pt"/>
    </style:style>
    <style:style style:name="co8" style:family="table-column">
      <style:table-column-properties fo:break-before="auto" style:column-width="90.0pt"/>
    </style:style>
    <style:style style:name="co9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71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57pt"/>
    </style:style>
    <style:style style:name="ce21" style:family="table-cell">
      <style:table-cell-properties style:vertical-align="bottom" fo:wrap-option="wrap"/>
    </style:style>
  </office:automatic-styles>
  <office:body>
    <office:spreadsheet>
      <table:table table:name="Mittelwerte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 table:number-columns-repeated="14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Userspace Bash-App Microcontroller(1Hz)</text:p>
          </table:table-cell>
          <table:table-cell table:style-name="ce21" office:value-type="string">
            <text:p>Userspace Kernel Bash-App Module SPI(50 kHz Bus)(1 Hz Userspace)</text:p>
          </table:table-cell>
          <table:table-cell table:style-name="ce21" office:value-type="string">
            <text:p>Userspace Bash-App Kernel Module SPI(10MHZ Bus)</text:p>
          </table:table-cell>
          <table:table-cell table:number-columns-repeated="1021"/>
        </table:table-row>
        <table:table-row table:style-name="ro2">
          <table:table-cell table:style-name="ce21" office:value-type="float" office:value="0.53149">
            <text:p>0.53149</text:p>
          </table:table-cell>
          <table:table-cell table:style-name="ce21" office:value-type="float" office:value="0.52465">
            <text:p>0.52465</text:p>
          </table:table-cell>
          <table:table-cell table:style-name="ce21" office:value-type="float" office:value="0.52993">
            <text:p>0.5299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21" office:value-type="string">
            <text:p>Userspace C-App Serial(1Hz)</text:p>
          </table:table-cell>
          <table:table-cell/>
          <table:table-cell table:style-name="ce21" office:value-type="string">
            <text:p>Userspace C-App Microcontroller Serial(10Hz)</text:p>
          </table:table-cell>
          <table:table-cell table:number-columns-repeated="1021"/>
        </table:table-row>
        <table:table-row table:style-name="ro2">
          <table:table-cell table:style-name="ce21" office:value-type="float" office:value="3.6E-4">
            <text:p>0.00036</text:p>
          </table:table-cell>
          <table:table-cell/>
          <table:table-cell table:style-name="ce21" office:value-type="float" office:value="0.00485">
            <text:p>0.00485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Without Output:</text:p>
          </table:table-cell>
          <table:table-cell/>
          <table:table-cell table:style-name="ce21" office:value-type="string">
            <text:p>Without Output:</text:p>
          </table:table-cell>
          <table:table-cell table:number-columns-repeated="1021"/>
        </table:table-row>
        <table:table-row table:style-name="ro2">
          <table:table-cell table:style-name="ce21" office:value-type="float" office:value="6.3E-4">
            <text:p>0.00063</text:p>
          </table:table-cell>
          <table:table-cell/>
          <table:table-cell table:style-name="ce21" office:value-type="float" office:value="0.00453">
            <text:p>0.00453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21" office:value-type="string">
            <text:p>Userspace C-App Microcontroller USB Converter(1Hz)</text:p>
          </table:table-cell>
          <table:table-cell/>
          <table:table-cell table:style-name="ce21" office:value-type="string">
            <text:p>Userspace C-App Microcontroller USB Converter(10Hz)</text:p>
          </table:table-cell>
          <table:table-cell table:number-columns-repeated="1021"/>
        </table:table-row>
        <table:table-row table:style-name="ro2">
          <table:table-cell table:style-name="ce21" office:value-type="float" office:value="2.6E-4">
            <text:p>0.00026</text:p>
          </table:table-cell>
          <table:table-cell/>
          <table:table-cell table:style-name="ce21" office:value-type="float" office:value="0.0044">
            <text:p>0.0044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21" office:value-type="string">
            <text:p>Userspace C-App SPI(50 kHz Bus)(1 Hz Userspace)</text:p>
          </table:table-cell>
          <table:table-cell table:style-name="ce21" office:value-type="string">
            <text:p>Userspace C-App SPI(10 MHz Bus)(1 Hz Userspace)</text:p>
          </table:table-cell>
          <table:table-cell table:number-columns-repeated="1022"/>
        </table:table-row>
        <table:table-row table:style-name="ro2">
          <table:table-cell table:style-name="ce21" office:value-type="float" office:value="5.0E-5">
            <text:p>0.00005</text:p>
          </table:table-cell>
          <table:table-cell table:style-name="ce21" office:value-type="float" office:value="2.9E-4">
            <text:p>0.00029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/>
          <table:table-cell table:style-name="ce21" office:value-type="string">
            <text:p>Userspace C-App SPI(50 kHz Bus)(10 Hz Userspace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1" office:value-type="float" office:value="0.00494">
            <text:p>0.00494</text:p>
          </table:table-cell>
          <table:table-cell table:number-columns-repeated="1021"/>
        </table:table-row>
        <table:table-row table:style-name="ro3" table:number-rows-repeated="8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micro_bash_10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33.0">
            <text:p>3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15.0">
            <text:p>1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39.0">
            <text:p>3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38.0">
            <text:p>3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2.0">
            <text:p>62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spi_bash_10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63.0">
            <text:p>6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0.0">
            <text:p>4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66.0">
            <text:p>6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5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36.0">
            <text:p>3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65.0">
            <text:p>65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7.0">
            <text:p>67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spi_bash_10HZ_10MHZBUS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float" office:value="28.0">
            <text:p>2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21.0">
            <text:p>2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61.0">
            <text:p>6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38.0">
            <text:p>38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3.0">
            <text:p>4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2.0">
            <text:p>4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5.0">
            <text:p>4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41.0">
            <text:p>4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8.0">
            <text:p>58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4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6.0">
            <text:p>46</text:p>
          </table:table-cell>
          <table:table-cell table:number-columns-repeated="1023"/>
        </table:table-row>
        <table:table-row table:style-name="ro2">
          <table:table-cell table:style-name="ce21" office:value-type="float" office:value="47.0">
            <text:p>4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44.0">
            <text:p>4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9.0">
            <text:p>5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1.0">
            <text:p>51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 table:number-rows-repeated="3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60.0">
            <text:p>60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50.0">
            <text:p>50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7.0">
            <text:p>57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>
          <table:table-cell table:style-name="ce21" office:value-type="float" office:value="55.0">
            <text:p>55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48.0">
            <text:p>48</text:p>
          </table:table-cell>
          <table:table-cell table:number-columns-repeated="1023"/>
        </table:table-row>
        <table:table-row table:style-name="ro2">
          <table:table-cell table:style-name="ce21" office:value-type="float" office:value="49.0">
            <text:p>49</text:p>
          </table:table-cell>
          <table:table-cell table:number-columns-repeated="1023"/>
        </table:table-row>
        <table:table-row table:style-name="ro2">
          <table:table-cell table:style-name="ce21" office:value-type="float" office:value="52.0">
            <text:p>52</text:p>
          </table:table-cell>
          <table:table-cell table:number-columns-repeated="1023"/>
        </table:table-row>
        <table:table-row table:style-name="ro2" table:number-rows-repeated="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3.0">
            <text:p>53</text:p>
          </table:table-cell>
          <table:table-cell table:number-columns-repeated="1023"/>
        </table:table-row>
        <table:table-row table:style-name="ro2">
          <table:table-cell table:style-name="ce21" office:value-type="float" office:value="54.0">
            <text:p>54</text:p>
          </table:table-cell>
          <table:table-cell table:number-columns-repeated="1023"/>
        </table:table-row>
        <table:table-row table:style-name="ro2">
          <table:table-cell table:style-name="ce21" office:value-type="float" office:value="56.0">
            <text:p>56</text:p>
          </table:table-cell>
          <table:table-cell table:number-columns-repeated="1023"/>
        </table:table-row>
        <table:table-row table:style-name="ro0" table:number-rows-repeated="1047575">
          <table:table-cell table:number-columns-repeated="1024"/>
        </table:table-row>
      </table:table>
      <table:table table:name="micro_c_userspace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 table:number-rows-repeated="4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4.0">
            <text:p>4</text:p>
          </table:table-cell>
          <table:table-cell table:number-columns-repeated="1023"/>
        </table:table-row>
        <table:table-row table:style-name="ro2" table:number-rows-repeated="30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0.0">
            <text:p>10</text:p>
          </table:table-cell>
          <table:table-cell table:number-columns-repeated="1023"/>
        </table:table-row>
        <table:table-row table:style-name="ro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08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0" table:number-rows-repeated="1047976">
          <table:table-cell table:number-columns-repeated="1024"/>
        </table:table-row>
      </table:table>
      <table:table table:name="spi_c_userspace_50kHz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>
          <table:table-cell table:style-name="ce21" office:value-type="string">
            <text:p> </text:p>
          </table:table-cell>
          <table:table-cell table:number-columns-repeated="1023"/>
        </table:table-row>
        <table:table-row table:style-name="ro2" table:number-rows-repeated="15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3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90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31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0" table:number-rows-repeated="1047777">
          <table:table-cell table:number-columns-repeated="1024"/>
        </table:table-row>
      </table:table>
      <table:table table:name="spi_c_userspace_10MHZBUS" table:style-name="ta0">
        <table:table-column table:style-name="co9" table:default-cell-style-name="Default" table:number-columns-repeated="5"/>
        <table:table-column table:style-name="co0" table:default-cell-style-name="Default" table:number-columns-repeated="1019"/>
        <table:table-row table:style-name="ro2" table:number-rows-repeated="2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19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3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82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1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5.0">
            <text:p>5</text:p>
          </table:table-cell>
          <table:table-cell table:number-columns-repeated="1023"/>
        </table:table-row>
        <table:table-row table:style-name="ro2" table:number-rows-repeated="3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54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3.0">
            <text:p>3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7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5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2" table:number-rows-repeated="55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1.0">
            <text:p>1</text:p>
          </table:table-cell>
          <table:table-cell table:number-columns-repeated="1023"/>
        </table:table-row>
        <table:table-row table:style-name="ro2" table:number-rows-repeated="23">
          <table:table-cell table:style-name="ce21" office:value-type="float" office:value="0.0">
            <text:p>0</text:p>
          </table:table-cell>
          <table:table-cell table:number-columns-repeated="1023"/>
        </table:table-row>
        <table:table-row table:style-name="ro2">
          <table:table-cell table:style-name="ce21" office:value-type="float" office:value="2.0">
            <text:p>2</text:p>
          </table:table-cell>
          <table:table-cell table:number-columns-repeated="1023"/>
        </table:table-row>
        <table:table-row table:style-name="ro0" table:number-rows-repeated="104769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